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padding="0.0193in" fo:border="0.06pt solid #d9d9e3"/>
    </style:style>
    <style:style style:name="P2" style:family="paragraph" style:parent-style-name="Text_20_body" style:list-style-name="L1">
      <style:paragraph-properties fo:padding="0.0193in" fo:border="0.06pt solid #d9d9e3"/>
      <style:text-properties officeooo:paragraph-rsid="001613e7"/>
    </style:style>
    <style:style style:name="T1" style:family="text">
      <style:text-properties fo:color="#c9211e" loext:opacity="100%"/>
    </style:style>
    <style:style style:name="T2" style:family="text">
      <style:text-properties fo:color="#000000" loext:opacity="100%"/>
    </style:style>
    <style:style style:name="T3" style:family="text">
      <style:text-properties fo:color="#a7074b"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23727346" text:style-name="L1">
        <text:list-item>
          <text:p text:style-name="P2"><text:span text:style-name="T1">Why should we study Blockchain? </text:span>Answer: Blockchain is an emerging technology that has the potential to transform various industries such as finance, supply chain management, healthcare, and more. It is important to study blockchain to understand its capabilities, limitations, and potential use cases.</text:p>
        </text:list-item>
        <text:list-item>
          <text:p text:style-name="P1"><text:span text:style-name="T1">What is Blockchain? </text:span>Answer: Blockchain is a decentralized, distributed ledger that maintains a continuously growing list of records, called blocks, which are linked and secured using cryptography. It enables secure and transparent transactions without the need for intermediaries.</text:p>
        </text:list-item>
        <text:list-item>
          <text:p text:style-name="P1"><text:span text:style-name="T3">Applications of Blockchain</text:span><text:span text:style-name="T2"> Answer:</text:span> Blockchain has numerous applications across various industries. Some of the popular applications include cryptocurrency, supply chain management, identity verification, voting systems, smart contracts, and more.</text:p>
        </text:list-item>
        <text:list-item>
          <text:p text:style-name="P1"><text:span text:style-name="T3">Hashing Algorithm </text:span>Answer: A hashing algorithm is a mathematical function that takes input data of arbitrary size and produces a fixed-size output, called a hash. It is used to ensure the integrity and security of data in blockchain.</text:p>
        </text:list-item>
        <text:list-item>
          <text:p text:style-name="P1"><text:span text:style-name="T3">Immutable Ledger </text:span>Answer: An immutable ledger is a ledger that cannot be modified once the data is recorded. Blockchain is an example of an immutable ledger, where the blocks are linked and secured using cryptography, making it virtually impossible to alter the data.</text:p>
        </text:list-item>
        <text:list-item>
          <text:p text:style-name="P1"><text:span text:style-name="T3">What is a P2P network? </text:span>Answer: A peer-to-peer (P2P) network is a decentralized network that enables computers to communicate and share resources without the need for a central server. Each computer in the network acts as a node, which can act as both a client and a server.</text:p>
        </text:list-item>
        <text:list-item>
          <text:p text:style-name="P1"><text:span text:style-name="T3">Distributed P2P network in Blockchain </text:span>Answer: Blockchain is a distributed P2P network where each node maintains a copy of the ledger. Transactions are broadcasted to the network, and nodes work together to validate and add the transactions to the ledger.</text:p>
        </text:list-item>
        <text:list-item>
          <text:p text:style-name="P1"><text:span text:style-name="T3">Blockchain Mining Overview</text:span> Answer: Mining is the process of adding new transactions to the blockchain ledger. It involves solving complex mathematical puzzles using computational power. Miners are rewarded with cryptocurrency for their work.</text:p>
        </text:list-item>
        <text:list-item>
          <text:p text:style-name="P1"><text:span text:style-name="T3">Byzantine Generals Problem </text:span>Answer: The Byzantine Generals Problem is a theoretical problem in distributed computing where a group of nodes must agree on a common course of action in the presence of unreliable nodes. Blockchain uses consensus algorithms like Proof of Work and Proof of Stake to solve this problem.</text:p>
        </text:list-item>
        <text:list-item>
          <text:p text:style-name="P1"><text:span text:style-name="T3">Proof Of Work </text:span>(Consensus Protocol -A) Answer: Proof of Work is a consensus protocol used in blockchain to validate transactions and add new blocks to the chain. It involves solving complex mathematical puzzles using computational power.</text:p>
        </text:list-item>
        <text:list-item>
          <text:p text:style-name="P1"><text:span text:style-name="T3">Longest Competing Chain </text:span>(Consensus Protocol -B) Answer: The Longest Competing Chain is a consensus protocol used in blockchain to validate transactions and add new blocks to the chain. It involves selecting the chain with the most computational work as the valid chai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3:43:45.260467793</meta:creation-date>
    <dc:date>2023-03-22T23:46:43.026771153</dc:date>
    <meta:editing-duration>PT2M58S</meta:editing-duration>
    <meta:editing-cycles>1</meta:editing-cycles>
    <meta:document-statistic meta:table-count="0" meta:image-count="0" meta:object-count="0" meta:page-count="1" meta:paragraph-count="11" meta:word-count="451" meta:character-count="2935" meta:non-whitespace-character-count="2506"/>
    <meta:generator>LibreOffice/7.4.6.2$Linux_X86_64 LibreOffice_project/40$Build-2</meta:generator>
  </office:meta>
</office:document-meta>
</file>